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5.663cm" fo:margin-left="1.27cm" fo:margin-top="0cm" fo:margin-bottom="0cm" table:align="left"/>
    </style:style>
    <style:style style:name="Table1.A" style:family="table-column">
      <style:table-column-properties style:column-width="1.109cm"/>
    </style:style>
    <style:style style:name="Table1.B" style:family="table-column">
      <style:table-column-properties style:column-width="14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01cm" fo:border="1pt solid #000000"/>
    </style:style>
    <style:style style:name="Table1.B1" style:family="table-cell">
      <style:table-cell-properties style:vertical-align="" fo:padding="0.101cm" fo:border="none"/>
    </style:style>
    <style:style style:name="Table1.A2" style:family="table-cell">
      <style:table-cell-properties style:vertical-align="" fo:padding="0.101cm" fo:border-left="1pt solid #000000" fo:border-right="1pt solid #000000" fo:border-top="none" fo:border-bottom="1pt solid #000000"/>
    </style:style>
    <style:style style:name="Table2" style:family="table">
      <style:table-properties style:width="15.663cm" fo:margin-left="1.27cm" fo:margin-top="0cm" fo:margin-bottom="0cm" table:align="left"/>
    </style:style>
    <style:style style:name="Table2.A" style:family="table-column">
      <style:table-column-properties style:column-width="1.109cm"/>
    </style:style>
    <style:style style:name="Table2.B" style:family="table-column">
      <style:table-column-properties style:column-width="14.55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01cm" fo:border="0.5pt solid #000000"/>
    </style:style>
    <style:style style:name="Table2.B1" style:family="table-cell">
      <style:table-cell-properties style:vertical-align="" fo:padding="0.101cm" fo:border="none"/>
    </style:style>
    <style:style style:name="Table2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3" style:family="table">
      <style:table-properties style:width="15.663cm" fo:margin-left="1.27cm" fo:margin-top="0cm" fo:margin-bottom="0cm" table:align="left"/>
    </style:style>
    <style:style style:name="Table3.A" style:family="table-column">
      <style:table-column-properties style:column-width="1.109cm"/>
    </style:style>
    <style:style style:name="Table3.B" style:family="table-column">
      <style:table-column-properties style:column-width="14.55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01cm" fo:border="0.5pt solid #000000"/>
    </style:style>
    <style:style style:name="Table3.B1" style:family="table-cell">
      <style:table-cell-properties style:vertical-align="" fo:padding="0.101cm" fo:border="none"/>
    </style:style>
    <style:style style:name="Table3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4" style:family="table">
      <style:table-properties style:width="15.663cm" fo:margin-left="1.27cm" fo:margin-top="0cm" fo:margin-bottom="0cm" fo:break-before="auto" fo:break-after="auto" table:align="left"/>
    </style:style>
    <style:style style:name="Table4.A" style:family="table-column">
      <style:table-column-properties style:column-width="1.109cm"/>
    </style:style>
    <style:style style:name="Table4.B" style:family="table-column">
      <style:table-column-properties style:column-width="14.55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01cm" fo:border="0.5pt solid #000000"/>
    </style:style>
    <style:style style:name="Table4.B1" style:family="table-cell">
      <style:table-cell-properties style:vertical-align="" fo:padding="0.101cm" fo:border="none"/>
    </style:style>
    <style:style style:name="Table4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5" style:family="table">
      <style:table-properties style:width="15.663cm" fo:margin-left="1.27cm" fo:margin-top="0cm" fo:margin-bottom="0cm" table:align="left"/>
    </style:style>
    <style:style style:name="Table5.A" style:family="table-column">
      <style:table-column-properties style:column-width="1.109cm"/>
    </style:style>
    <style:style style:name="Table5.B" style:family="table-column">
      <style:table-column-properties style:column-width="14.55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01cm" fo:border="0.5pt solid #000000"/>
    </style:style>
    <style:style style:name="Table5.B1" style:family="table-cell">
      <style:table-cell-properties style:vertical-align="" fo:padding="0.101cm" fo:border="none"/>
    </style:style>
    <style:style style:name="Table5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6" style:family="table">
      <style:table-properties style:width="15.663cm" fo:margin-left="1.27cm" fo:margin-top="0cm" fo:margin-bottom="0cm" table:align="left"/>
    </style:style>
    <style:style style:name="Table6.A" style:family="table-column">
      <style:table-column-properties style:column-width="1.109cm"/>
    </style:style>
    <style:style style:name="Table6.B" style:family="table-column">
      <style:table-column-properties style:column-width="14.55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01cm" fo:border="0.5pt solid #000000"/>
    </style:style>
    <style:style style:name="Table6.B1" style:family="table-cell">
      <style:table-cell-properties style:vertical-align="" fo:padding="0.101cm" fo:border="none"/>
    </style:style>
    <style:style style:name="Table6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7" style:family="table">
      <style:table-properties style:width="17.004cm" fo:margin-top="0cm" fo:margin-bottom="0cm" fo:break-before="auto" fo:break-after="auto" table:align="margins"/>
    </style:style>
    <style:style style:name="Table7.A" style:family="table-column">
      <style:table-column-properties style:column-width="3.9cm" style:rel-column-width="15030*"/>
    </style:style>
    <style:style style:name="Table7.B" style:family="table-column">
      <style:table-column-properties style:column-width="0.499cm" style:rel-column-width="1923*"/>
    </style:style>
    <style:style style:name="Table7.G" style:family="table-column">
      <style:table-column-properties style:column-width="3.808cm" style:rel-column-width="14676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01cm" fo:border="0.5pt solid #000000"/>
    </style:style>
    <style:style style:name="Table7.B1" style:family="table-cell">
      <style:table-cell-properties style:vertical-align="" fo:padding="0.101cm" fo:border="none"/>
    </style:style>
    <style:style style:name="Table7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8" style:family="table">
      <style:table-properties style:width="15.663cm" fo:margin-left="1.27cm" fo:margin-top="0cm" fo:margin-bottom="0cm" fo:break-before="auto" fo:break-after="auto" table:align="left"/>
    </style:style>
    <style:style style:name="Table8.A" style:family="table-column">
      <style:table-column-properties style:column-width="3.678cm"/>
    </style:style>
    <style:style style:name="Table8.B" style:family="table-column">
      <style:table-column-properties style:column-width="11.98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01cm" fo:border-left="1pt solid #000000" fo:border-right="none" fo:border-top="1pt solid #000000" fo:border-bottom="1pt solid #000000"/>
    </style:style>
    <style:style style:name="Table8.B1" style:family="table-cell">
      <style:table-cell-properties style:vertical-align="" fo:padding="0.101cm" fo:border="1pt solid #000000"/>
    </style:style>
    <style:style style:name="Table8.A2" style:family="table-cell">
      <style:table-cell-properties style:vertical-align="" fo:padding="0.101cm" fo:border-left="1pt solid #000000" fo:border-right="none" fo:border-top="none" fo:border-bottom="1pt solid #000000"/>
    </style:style>
    <style:style style:name="Table8.B2" style:family="table-cell">
      <style:table-cell-properties style:vertical-align="" fo:padding="0.101cm" fo:border-left="1pt solid #000000" fo:border-right="1pt solid #000000" fo:border-top="none" fo:border-bottom="1pt solid #000000"/>
    </style:style>
    <style:style style:name="Table9" style:family="table">
      <style:table-properties style:width="15.734cm" fo:margin-left="1.27cm" fo:margin-top="0cm" fo:margin-bottom="0cm" fo:break-before="auto" fo:break-after="auto" table:align="left"/>
    </style:style>
    <style:style style:name="Table9.A" style:family="table-column">
      <style:table-column-properties style:column-width="3.93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01cm" fo:border-left="1pt solid #000000" fo:border-right="none" fo:border-top="1pt solid #000000" fo:border-bottom="1pt solid #000000"/>
    </style:style>
    <style:style style:name="Table9.D1" style:family="table-cell">
      <style:table-cell-properties style:vertical-align="" fo:padding="0.101cm" fo:border="1pt solid #000000"/>
    </style:style>
    <style:style style:name="Table9.A2" style:family="table-cell">
      <style:table-cell-properties style:vertical-align="" fo:padding="0.101cm" fo:border-left="1pt solid #000000" fo:border-right="none" fo:border-top="none" fo:border-bottom="1pt solid #000000"/>
    </style:style>
    <style:style style:name="Table9.D2" style:family="table-cell">
      <style:table-cell-properties style:vertical-align="" fo:padding="0.10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 style:font-weight-complex="bold"/>
    </style:style>
    <style:style style:name="P7" style:family="paragraph" style:parent-style-name="Heading_20_1" style:master-page-name="Standard">
      <style:paragraph-properties style:page-number="1"/>
    </style:style>
    <style:style style:name="P8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style style:name="P9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Standard" style:list-style-name="WWNum1">
      <style:paragraph-properties fo:margin-left="1.27cm" fo:margin-right="0cm" fo:margin-top="0.3cm" fo:margin-bottom="0cm" style:contextual-spacing="false" fo:text-indent="-0.635cm" style:auto-text-indent="false"/>
    </style:style>
    <style:style style:name="P13" style:family="paragraph" style:parent-style-name="Standard" style:list-style-name="WWNum2">
      <style:paragraph-properties fo:margin-left="1.27cm" fo:margin-right="0cm" fo:margin-top="0.3cm" fo:margin-bottom="0cm" style:contextual-spacing="false" fo:text-indent="-0.635cm" style:auto-text-indent="false"/>
    </style:style>
    <style:style style:name="P14" style:family="paragraph" style:parent-style-name="Standard" style:list-style-name="WWNum2">
      <style:paragraph-properties fo:margin-left="1.27cm" fo:margin-right="0cm" fo:margin-top="0.3cm" fo:margin-bottom="0cm" style:contextual-spacing="false" fo:text-indent="-0.635cm" style:auto-text-indent="false" fo:break-before="page"/>
    </style:style>
    <style:style style:name="P15" style:family="paragraph" style:parent-style-name="Standard" style:list-style-name="WWNum2">
      <style:paragraph-properties fo:margin-left="1.27cm" fo:margin-right="0cm" fo:margin-top="0.3cm" fo:margin-bottom="0cm" style:contextual-spacing="false" fo:text-indent="-0.635cm" style:auto-text-indent="false"/>
      <style:text-properties officeooo:paragraph-rsid="001d485a"/>
    </style:style>
    <style:style style:name="P16" style:family="paragraph" style:parent-style-name="Standard" style:list-style-name="WWNum2">
      <style:paragraph-properties fo:margin-left="2.54cm" fo:margin-right="0cm" fo:margin-top="0.3cm" fo:margin-bottom="0cm" style:contextual-spacing="false" fo:text-indent="-0.635cm" style:auto-text-indent="false"/>
    </style:style>
    <style:style style:name="P17" style:family="paragraph" style:parent-style-name="Standard" style:list-style-name="WWNum3">
      <style:paragraph-properties fo:margin-left="1.27cm" fo:margin-right="0cm" fo:margin-top="0.3cm" fo:margin-bottom="0cm" style:contextual-spacing="false" fo:text-indent="-0.635cm" style:auto-text-indent="false"/>
    </style:style>
    <style:style style:name="P18" style:family="paragraph" style:parent-style-name="Standard" style:list-style-name="WWNum1" style:master-page-name="">
      <loext:graphic-properties draw:fill="none"/>
      <style:paragraph-properties fo:margin-left="1.27cm" fo:margin-right="0cm" fo:margin-top="0.3cm" fo:margin-bottom="0cm" style:contextual-spacing="false" fo:line-height="115%" fo:text-indent="-0.64cm" style:auto-text-indent="false" style:page-number="auto" fo:background-color="transparent"/>
    </style:style>
    <style:style style:name="P19" style:family="paragraph" style:parent-style-name="Standard" style:list-style-name="">
      <style:paragraph-properties fo:margin-left="1.27cm" fo:margin-right="0cm" fo:margin-top="0.3cm" fo:margin-bottom="0cm" style:contextual-spacing="false" fo:line-height="115%" fo:text-indent="-0.635cm" style:auto-text-indent="false"/>
    </style:style>
    <style:style style:name="P20" style:family="paragraph" style:parent-style-name="Standard">
      <style:paragraph-properties fo:margin-left="0cm" fo:margin-right="0cm" fo:margin-top="0.3cm" fo:margin-bottom="0cm" style:contextual-spacing="false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margin-top="0.3cm" fo:margin-bottom="0cm" style:contextual-spacing="false" fo:text-align="center" style:justify-single-word="false"/>
      <style:text-properties style:font-name="Book Antiqua" style:text-underline-style="solid" style:text-underline-width="auto" style:text-underline-color="font-color" fo:font-weight="bold" style:font-weight-asian="bold"/>
    </style:style>
    <style:style style:name="T1" style:family="text">
      <style:text-properties officeooo:rsid="001c5c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c52" style:font-weight-asian="bold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officeooo:rsid="001ea2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o8lk1uujwqzh"/><text:span text:style-name="T5">Base de données : </text:span>Série n°1</text:p>
      <text:p text:style-name="Heading_20_2"><text:bookmark text:name="_99visrgo3we4"/>Exercice 1</text:p>
      <text:p text:style-name="Standard">Valider chacune des réponses, en mettant dans la case correspondante la lettre “V” si elle est correcte ou la lettre “F” si elle est fausse.</text:p>
      <text:list xml:id="list3145636667" text:style-name="WWNum1">
        <text:list-item>
          <text:p text:style-name="P12">Un SGBD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>permet d’exporter les données d’une table vers un tableur (Excel)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P1">permet à un administrateur de la base de gérer les profils des utilisateurs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P1">assure l’intégrité des données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P1">permet la description et la manipulation des données d’une base.</text:p>
          </table:table-cell>
        </table:table-row>
      </table:table>
      <text:list xml:id="list171103941795002" text:continue-numbering="true" text:style-name="WWNum1">
        <text:list-item>
          <text:p text:style-name="P12">Dans une table donnée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>une clé étrangère peut-être composée de plusieurs champs.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B1" office:value-type="string">
            <text:p text:style-name="P1">il est possible que toutes les colonnes forment sa clé primaire.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B1" office:value-type="string">
            <text:p text:style-name="P1">une clé étrangère différencie sans ambiguïté les lignes de cette table.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B1" office:value-type="string">
            <text:p text:style-name="P1">une clé étrangère est utilisée pour assurer le liens avec une autre table.</text:p>
          </table:table-cell>
        </table:table-row>
      </table:table>
      <text:list xml:id="list171104366077588" text:continue-numbering="true" text:style-name="WWNum1">
        <text:list-item>
          <text:p text:style-name="P12">Une clé primaire dans une table peut-être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>formée par plusieurs colonnes.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1" office:value-type="string">
            <text:p text:style-name="P1">une clé étrangère dans une ou plusieurs autres tables.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1" office:value-type="string">
            <text:p text:style-name="P1">une clé primaire dans une autre table.</text:p>
          </table:table-cell>
        </table:table-row>
      </table:table>
      <text:list xml:id="list171103794026262" text:continue-numbering="true" text:style-name="WWNum1">
        <text:list-item>
          <text:p text:style-name="P12">Une table qui répond aux règles d’intégrité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">doit contenir une clé primaire.</text:p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B1" office:value-type="string">
            <text:p text:style-name="P2">contient au moins une colonne.</text:p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B1" office:value-type="string">
            <text:p text:style-name="P2">peut avoir une clé dont les valeurs ne sont pas obligatoires.</text:p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B1" office:value-type="string">
            <text:p text:style-name="P2">est appelée “Table fille”, si elle contient au moins une clé étrangère.</text:p>
          </table:table-cell>
        </table:table-row>
      </table:table>
      <text:list xml:id="list171103307595128" text:continue-numbering="true" text:style-name="WWNum1">
        <text:list-item>
          <text:p text:style-name="P12">Les contraintes de domaine permettent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/>
          </table:table-cell>
          <table:table-cell table:style-name="Table5.B1" office:value-type="string">
            <text:p text:style-name="P1">l’attribution d’une clé primaire à chaque table.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1" office:value-type="string">
            <text:p text:style-name="P1">l’attribution des règles de validité des valeurs d’une colonne.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1" office:value-type="string">
            <text:p text:style-name="P1">l’attribution de l’aspect obligatoire (ou non) des valeurs d’une colonne.</text:p>
          </table:table-cell>
        </table:table-row>
      </table:table>
      <text:list xml:id="list171103356782338" text:continue-numbering="true" text:style-name="WWNum1">
        <text:list-item>
          <text:p text:style-name="P18">Les contraintes d’intégrité référentielles permettent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/>
          </table:table-cell>
          <table:table-cell table:style-name="Table6.B1" office:value-type="string">
            <text:p text:style-name="P1">d’assurer des liens entre les tables d’une base de données.</text:p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1" office:value-type="string">
            <text:p text:style-name="P1">d’enregistrer une base de données.</text:p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1" office:value-type="string">
            <text:p text:style-name="P1">de s’assurer que les valeurs d’une clé étrangère dans une table, sont les valeurs de la clé primaire d’une autre table.</text:p>
          </table:table-cell>
        </table:table-row>
      </table:table>
      <text:p text:style-name="Heading_20_2"><text:bookmark text:name="_xww10q6xw50m"/><text:soft-page-break/>Exercice 2</text:p>
      <text:p text:style-name="Standard">Soit la base de données “<text:span text:style-name="T2">Gestion_Labor</text:span><text:span text:style-name="T3">a</text:span><text:span text:style-name="T2">toire</text:span>” implémentée et décrite par les requêtes SQL suivantes :</text:p>
      <text:p text:style-name="P4">CREATE TABLE Salle (</text:p>
      <text:p text:style-name="P4"><text:s text:c="2"/>IdSalle INT AUTO_INCREMENT PRIMARY KEY,</text:p>
      <text:p text:style-name="P4"><text:s text:c="2"/>Nom VARCHAR(6) NOT NULL,</text:p>
      <text:p text:style-name="P4"><text:s text:c="2"/>Description VARCHAR(40) NOT NULL</text:p>
      <text:p text:style-name="P4">);</text:p>
      <text:p text:style-name="P4"/>
      <text:p text:style-name="P4">CREATE TABLE Ordinateur (</text:p>
      <text:p text:style-name="P4"><text:s text:c="2"/>IdOrd INT NOT NULL PRIMARY KEY,</text:p>
      <text:p text:style-name="P4"><text:s text:c="2"/>Marque VARCHAR(17),</text:p>
      <text:p text:style-name="P4"><text:s text:c="2"/>DateAchat DATE,</text:p>
      <text:p text:style-name="P4"><text:s text:c="2"/>IdSalle INT REFERENCES Salle (IdSalle)</text:p>
      <text:p text:style-name="P4">);</text:p>
      <text:p text:style-name="P4"/>
      <text:p text:style-name="P4">CREATE TABLE SystemeExploitation (</text:p>
      <text:p text:style-name="P4"><text:s text:c="2"/>IdSE INT NOT NULL,</text:p>
      <text:p text:style-name="P4"><text:s text:c="2"/>Nom VARCHAR(38),</text:p>
      <text:p text:style-name="P4"><text:s text:c="2"/>Version VARCHAR(10),</text:p>
      <text:p text:style-name="P4"><text:s text:c="2"/>PRIMARY KEY (IdSE)</text:p>
      <text:p text:style-name="P4">);</text:p>
      <text:p text:style-name="P4"/>
      <text:p text:style-name="P4">CREATE TABLE Maintenance (</text:p>
      <text:p text:style-name="P4"><text:s text:c="2"/>IdOrd INT NOT NULL,</text:p>
      <text:p text:style-name="P4"><text:s text:c="2"/>IdSE INT NOT NULL,</text:p>
      <text:p text:style-name="P4"><text:s text:c="2"/>DateInterv DATE,</text:p>
      <text:p text:style-name="P4"><text:s text:c="2"/>Réparation VARCHAR(255),</text:p>
      <text:p text:style-name="P4"><text:s text:c="2"/>PRIMARY KEY (IdOrd, IdSE, DateInterv),</text:p>
      <text:p text:style-name="P4"><text:s text:c="2"/>FOREIGN KEY (IdSE) REFERENCES SystemeExploitation (IdSE),</text:p>
      <text:p text:style-name="P4"><text:s text:c="2"/>FOREIGN KEY (IdOrd) REFERENCES Ordinateur (IdOrd)</text:p>
      <text:p text:style-name="P4">);</text:p>
      <text:p text:style-name="Standard">A partir des requêtes précédentes, déduire le représentation textuelle de cette base de données.</text:p>
      <text:p text:style-name="Heading_20_2"/>
      <text:p text:style-name="P11"><text:bookmark text:name="_1uw2amwlo3sh"/>Exercice 3</text:p>
      <text:p text:style-name="P3">Dans un contexte de bases de données, donner le résultat de chacun<text:span text:style-name="T1">e</text:span> des requêtes SQL suivantes.</text:p>
      <text:p text:style-name="P20">Requête 1</text:p>
      <text:p text:style-name="P4">CREATE TABLE Eleve (</text:p>
      <text:p text:style-name="P4"><text:s text:c="2"/>MatEl VARCHAR(1<text:span text:style-name="T1">0</text:span>) PRIMARY KEY,</text:p>
      <text:p text:style-name="P4"><text:s text:c="2"/>NomEl VARCHAR(30),</text:p>
      <text:p text:style-name="P4"><text:s text:c="2"/>PrenomEl VARCHAR(30),</text:p>
      <text:p text:style-name="P4"><text:s text:c="2"/>ClasseEl VARCHAR(20)</text:p>
      <text:p text:style-name="P4">);</text:p>
      <text:p text:style-name="P20">Requête 2</text:p>
      <text:p text:style-name="P4">INSERT INTO Eleve (MatEl, NomEl, PrenomEl, ClasseEl)</text:p>
      <text:p text:style-name="P4">VALUES (‘1472008’, ‘Ben Salem’, ‘Ayoub’, ‘4SI’);</text:p>
      <text:p text:style-name="P21">Requête 3</text:p>
      <text:p text:style-name="P4">SELECT NumCl, NomCl, TelCl, AdrCl</text:p>
      <text:p text:style-name="P4">FROM Client;</text:p>
      <text:p text:style-name="P20">Requête 4</text:p>
      <text:p text:style-name="P4">SELECT NomPrd, PoidsPrd</text:p>
      <text:p text:style-name="P4">FROM Produit</text:p>
      <text:p text:style-name="P4">WHERE CouleurPrd = ‘vert’;</text:p>
      <text:p text:style-name="Heading_20_2"><text:bookmark text:name="_ri3nu1889ib6"/>Exercice 4</text:p>
      <text:p text:style-name="P3">Une institution assure des formations en informatique dans différents modules : Bureautique, Base de données, Réseaux, Internet, etc. </text:p>
      <text:p text:style-name="P3">Des enseignants spécialistes assurent la formation de ces modules.</text:p>
      <text:p text:style-name="P3">Les participants s’inscrivent dans ces modules.</text:p>
      <text:p text:style-name="P3">On vous propose une représentation graphique, incomplète, d’une base de données intitulée formation :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6">Participant</text:p>
          </table:table-cell>
          <table:table-cell table:style-name="Table7.B1" office:value-type="string">
            <text:p text:style-name="P6"/>
          </table:table-cell>
          <table:table-cell table:style-name="Table7.A1" office:value-type="string">
            <text:p text:style-name="P6">Inscription</text:p>
          </table:table-cell>
          <table:table-cell table:style-name="Table7.B1" office:value-type="string">
            <text:p text:style-name="P6"/>
          </table:table-cell>
          <table:table-cell table:style-name="Table7.A1" office:value-type="string">
            <text:p text:style-name="P6">Module</text:p>
          </table:table-cell>
          <table:table-cell table:style-name="Table7.B1" office:value-type="string">
            <text:p text:style-name="P6"/>
          </table:table-cell>
          <table:table-cell table:style-name="Table7.A1" office:value-type="string">
            <text:p text:style-name="P6">Enseignant</text:p>
          </table:table-cell>
        </table:table-row>
        <table:table-row table:style-name="Table7.1">
          <table:table-cell table:style-name="Table7.A2" office:value-type="string">
            <text:p text:style-name="P5">NumP</text:p>
            <text:p text:style-name="P5">NomP</text:p>
            <text:p text:style-name="P5">PrénomP</text:p>
            <text:p text:style-name="P5">AdrP</text:p>
            <text:p text:style-name="P5">TelP</text:p>
          </table:table-cell>
          <table:table-cell table:style-name="Table7.B1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B1" office:value-type="string">
            <text:p text:style-name="P5"/>
          </table:table-cell>
          <table:table-cell table:style-name="Table7.A2" office:value-type="string">
            <text:p text:style-name="P5">IdM</text:p>
            <text:p text:style-name="P5">LibM</text:p>
            <text:p text:style-name="P5">DateDébutM</text:p>
            <text:p text:style-name="P5">IdE</text:p>
          </table:table-cell>
          <table:table-cell table:style-name="Table7.B1" office:value-type="string">
            <text:p text:style-name="P5"/>
          </table:table-cell>
          <table:table-cell table:style-name="Table7.A2" office:value-type="string">
            <text:p text:style-name="P5">IdE</text:p>
            <text:p text:style-name="P5">NomE</text:p>
            <text:p text:style-name="P5">PrénomE</text:p>
            <text:p text:style-name="P5">SpécialitéE</text:p>
          </table:table-cell>
        </table:table-row>
      </table:table>
      <text:list xml:id="list4165956738" text:style-name="WWNum2">
        <text:list-item>
          <text:p text:style-name="P13">Un module est suivi par plusieurs participants. Dans le tableau précédent, compléter la table <text:span text:style-name="T2">Inscription</text:span> (donner les colonnes nécessaires à cette table).</text:p>
        </text:list-item>
      </text:list>
      <text:p text:style-name="P19"/>
      <text:list xml:id="list171103466166770" text:continue-numbering="true" text:style-name="WWNum2">
        <text:list-item>
          <text:p text:style-name="P14">Déterminer la clé primaire de chaque table.</text:p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Table</text:p>
          </table:table-cell>
          <table:table-cell table:style-name="Table8.B1" office:value-type="string">
            <text:p text:style-name="P6">Clé Primaire</text:p>
          </table:table-cell>
        </table:table-row>
        <table:table-row table:style-name="Table8.1">
          <table:table-cell table:style-name="Table8.A2" office:value-type="string">
            <text:p text:style-name="P2">Participant</text:p>
          </table:table-cell>
          <table:table-cell table:style-name="Table8.B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Inscription</text:p>
          </table:table-cell>
          <table:table-cell table:style-name="Table8.B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Module</text:p>
          </table:table-cell>
          <table:table-cell table:style-name="Table8.B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2">Enseignant</text:p>
          </table:table-cell>
          <table:table-cell table:style-name="Table8.B2" office:value-type="string">
            <text:p text:style-name="P2"/>
          </table:table-cell>
        </table:table-row>
      </table:table>
      <text:list xml:id="list171103477348470" text:continue-numbering="true" text:style-name="WWNum2">
        <text:list-item>
          <text:p text:style-name="P13">Établir les liens entre les tables en complétant le tableau suivant :</text:p>
        </text:list-item>
      </text:list>
      <table:table table:name="Table9" table:style-name="Table9">
        <table:table-column table:style-name="Table9.A" table:number-columns-repeated="4"/>
        <table:table-row table:style-name="Table9.1">
          <table:table-cell table:style-name="Table9.A1" office:value-type="string">
            <text:p text:style-name="P2">Table mère</text:p>
          </table:table-cell>
          <table:table-cell table:style-name="Table9.A1" office:value-type="string">
            <text:p text:style-name="P2">Table fille</text:p>
          </table:table-cell>
          <table:table-cell table:style-name="Table9.A1" office:value-type="string">
            <text:p text:style-name="P2">Clé primaire</text:p>
          </table:table-cell>
          <table:table-cell table:style-name="Table9.D1" office:value-type="string">
            <text:p text:style-name="P2">Clé étrangère</text:p>
          </table:table-cell>
        </table:table-row>
        <table:table-row table:style-name="Table9.1"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2"/>
          </table:table-cell>
          <table:table-cell table:style-name="Table9.D2" office:value-type="string">
            <text:p text:style-name="P2"/>
          </table:table-cell>
        </table:table-row>
      </table:table>
      <text:list xml:id="list171102610916891" text:continue-numbering="true" text:style-name="WWNum2">
        <text:list-item>
          <text:p text:style-name="P15">Donner la représentation textuelle de cette base.</text:p>
        </text:list-item>
        <text:list-item>
          <text:p text:style-name="P15">Écrire la requête SQL qui permet de :</text:p>
          <text:list>
            <text:list-item>
              <text:p text:style-name="P16">Déterminer le nombre de participants du module ‘Algorithmique’</text:p>
            </text:list-item>
            <text:list-item>
              <text:p text:style-name="P16">Chercher la liste des participants (Nom, Prénom, Téléphone) pour le module ‘Base de données’ qui aura lieu le ‘17/06/2008’</text:p>
            </text:list-item>
          </text:list>
        </text:list-item>
      </text:list>
      <text:p text:style-name="Heading_20_2"><text:bookmark text:name="_9hv8lx6yk6sa"/>Exercice 5</text:p>
      <text:p text:style-name="P3">A partir de la description suivante :</text:p>
      <text:p text:style-name="P4">Enseignant(MatEn, NomEn, SpecialitéEn, CodeCl#)</text:p>
      <text:p text:style-name="P4">Eleve(MatEl, NomEl, MoyEl, CodeCl#)</text:p>
      <text:p text:style-name="P4">Classe(CodeCl, LibelléCl)</text:p>
      <text:p text:style-name="P3">Écrire les commandes SQL permettant de rechercher :</text:p>
      <text:list text:style-name="WWNum3">
        <text:list-item>
          <text:p text:style-name="P17">La liste de toutes les classes;</text:p>
        </text:list-item>
        <text:list-item>
          <text:p text:style-name="P17">La liste de tous les élèves (<text:span text:style-name="T4">MatEl, NomEl</text:span>) de la classe de code “4SI1”</text:p>
        </text:list-item>
        <text:list-item>
          <text:p text:style-name="P17">La liste de tous les élèves <text:span text:style-name="T4">(MatEl, NomEl, MoyEl</text:span>) de la classe ‘4SI’ qui ont une moyenne supérieure ou égale à 10 par ordre décroissant de leurs moyenn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99cm" fo:margin-bottom="0.199cm" style:contextual-spacing="false" fo:line-height="100%" fo:text-align="center" style:justify-single-word="false" fo:keep-together="always" fo:break-before="auto" fo:break-after="auto" fo:keep-with-next="always"/>
      <style:text-properties style:font-name="Georgia" fo:font-family="Georgia" style:font-family-generic="roman" style:font-pitch="variable" fo:font-size="20pt" fo:font-weight="bold" style:font-name-asian="Georgia1" style:font-family-asian="Georgia" style:font-family-generic-asian="system" style:font-pitch-asian="variable" style:font-size-asian="18pt" style:font-weight-asian="bold" style:font-name-complex="Georgia1" style:font-family-complex="Georg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cm" fo:margin-bottom="0.101cm" style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199cm" fo:border="0.74pt solid #000000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ListLabel_20_1" style:display-name="ListLabel 1" style:family="text">
      <style:text-properties style:font-name="Georgia" fo:font-family="Georgia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page-layout style:name="Mpm1">
      <style:page-layout-properties fo:page-width="21.001cm" fo:page-height="29.7cm" style:num-format="1" style:print-orientation="portrait" fo:margin-top="1cm" fo:margin-bottom="1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Base de données : Série n°1</text:p>
      </style:header>
      <style:header-first>
        <text:p text:style-name="Header"/>
      </style:header-first>
      <style:footer>
        <text:p text:style-name="MP2">Page <text:page-number text:select-page="current">2</text:page-number></text:p>
      </style:footer>
      <style:footer-first>
        <text:p text:style-name="MP3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9-01T17:11:02.132000000</dc:date>
    <meta:editing-duration>PT41M15S</meta:editing-duration>
    <meta:editing-cycles>5</meta:editing-cycles>
    <meta:document-statistic meta:table-count="9" meta:image-count="0" meta:object-count="0" meta:page-count="4" meta:paragraph-count="131" meta:word-count="716" meta:character-count="4550" meta:non-whitespace-character-count="3936"/>
  </office:meta>
</office:document-meta>
</file>